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6161in"/>
    </style:style>
    <style:style style:name="co7" style:family="table-column">
      <style:table-column-properties fo:break-before="auto" style:column-width="1.6992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1.039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4374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5543in"/>
    </style:style>
    <style:style style:name="co17" style:family="table-column">
      <style:table-column-properties fo:break-before="auto" style:column-width="0.9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no_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names</text:p>
          </table:table-cell>
          <table:table-cell/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</table:table-row>
        <table:table-row table:style-name="ro1">
          <table:table-cell office:value-type="string" calcext:value-type="string">
            <text:p>Cyclone Push1</text:p>
          </table:table-cell>
          <table:table-cell office:value-type="string" calcext:value-type="string">
            <text:p>Cyclone Push</text:p>
          </table:table-cell>
          <table:table-cell office:value-type="float" office:value="62.9685471822187" calcext:value-type="float">
            <text:p>62.9685471822187</text:p>
          </table:table-cell>
          <table:table-cell office:value-type="float" office:value="69.0520477493018" calcext:value-type="float">
            <text:p>69.0520477493018</text:p>
          </table:table-cell>
        </table:table-row>
        <table:table-row table:style-name="ro1">
          <table:table-cell office:value-type="string" calcext:value-type="string">
            <text:p>Terrorize2</text:p>
          </table:table-cell>
          <table:table-cell office:value-type="string" calcext:value-type="string">
            <text:p>Terrorize &gt;35%</text:p>
          </table:table-cell>
          <table:table-cell office:value-type="float" office:value="33.4547084872289" calcext:value-type="float">
            <text:p>33.4547084872289</text:p>
          </table:table-cell>
          <table:table-cell office:value-type="float" office:value="35.1123031122021" calcext:value-type="float">
            <text:p>35.1123031122021</text:p>
          </table:table-cell>
        </table:table-row>
        <table:table-row table:style-name="ro1">
          <table:table-cell office:value-type="string" calcext:value-type="string">
            <text:p>Terrorize1</text:p>
          </table:table-cell>
          <table:table-cell office:value-type="string" calcext:value-type="string">
            <text:p>Terrorize &lt;35%</text:p>
          </table:table-cell>
          <table:table-cell office:value-type="float" office:value="46.0029272241154" calcext:value-type="float">
            <text:p>46.0029272241154</text:p>
          </table:table-cell>
          <table:table-cell office:value-type="float" office:value="48.0022604457838" calcext:value-type="float">
            <text:p>48.0022604457838</text:p>
          </table:table-cell>
        </table:table-row>
        <table:table-row table:style-name="ro1">
          <table:table-cell office:value-type="string" calcext:value-type="string">
            <text:p>Psychic Prison1</text:p>
          </table:table-cell>
          <table:table-cell office:value-type="string" calcext:value-type="string">
            <text:p>Psychic Prison</text:p>
          </table:table-cell>
          <table:table-cell office:value-type="float" office:value="6.99981331073391" calcext:value-type="float">
            <text:p>6.99981331073391</text:p>
          </table:table-cell>
          <table:table-cell office:value-type="float" office:value="8.00034168512712" calcext:value-type="float">
            <text:p>8.00034168512712</text:p>
          </table:table-cell>
        </table:table-row>
        <table:table-row table:style-name="ro1">
          <table:table-cell office:value-type="string" calcext:value-type="string">
            <text:p>Pyrokinesis1</text:p>
          </table:table-cell>
          <table:table-cell office:value-type="string" calcext:value-type="string">
            <text:p>Pyrokinesis</text:p>
          </table:table-cell>
          <table:table-cell office:value-type="float" office:value="3.9987549409608" calcext:value-type="float">
            <text:p>3.9987549409608</text:p>
          </table:table-cell>
          <table:table-cell office:value-type="float" office:value="5.99847809589032" calcext:value-type="float">
            <text:p>5.99847809589032</text:p>
          </table:table-cell>
        </table:table-row>
        <table:table-row table:style-name="ro1">
          <table:table-cell office:value-type="string" calcext:value-type="string">
            <text:p>Cryokinesis1</text:p>
          </table:table-cell>
          <table:table-cell office:value-type="string" calcext:value-type="string">
            <text:p>Cryokinesis</text:p>
          </table:table-cell>
          <table:table-cell office:value-type="float" office:value="43.0153726340717" calcext:value-type="float">
            <text:p>43.0153726340717</text:p>
          </table:table-cell>
          <table:table-cell office:value-type="float" office:value="52.0149057974842" calcext:value-type="float">
            <text:p>52.0149057974842</text:p>
          </table:table-cell>
        </table:table-row>
        <table:table-row table:style-name="ro1">
          <table:table-cell office:value-type="string" calcext:value-type="string">
            <text:p>Thought Bubble1</text:p>
          </table:table-cell>
          <table:table-cell office:value-type="string" calcext:value-type="string">
            <text:p>Thought Bubble</text:p>
          </table:table-cell>
          <table:table-cell office:value-type="float" office:value="45.9838015234684" calcext:value-type="float">
            <text:p>45.9838015234684</text:p>
          </table:table-cell>
          <table:table-cell office:value-type="float" office:value="51.0306911635972" calcext:value-type="float">
            <text:p>51.0306911635972</text:p>
          </table:table-cell>
        </table:table-row>
        <table:table-row table:style-name="ro1">
          <table:table-cell office:value-type="string" calcext:value-type="string">
            <text:p>Telekinesis1</text:p>
          </table:table-cell>
          <table:table-cell office:value-type="string" calcext:value-type="string">
            <text:p>Telekinesis</text:p>
          </table:table-cell>
          <table:table-cell office:value-type="float" office:value="6.9989859456342" calcext:value-type="float">
            <text:p>6.9989859456342</text:p>
          </table:table-cell>
          <table:table-cell office:value-type="float" office:value="7.9969130974653" calcext:value-type="float">
            <text:p>7.9969130974653</text:p>
          </table:table-cell>
        </table:table-row>
        <table:table-row table:style-name="ro1">
          <table:table-cell office:value-type="string" calcext:value-type="string">
            <text:p>Terror Tendrils1</text:p>
          </table:table-cell>
          <table:table-cell office:value-type="string" calcext:value-type="string">
            <text:p>Terror Tendrils</text:p>
          </table:table-cell>
          <table:table-cell office:value-type="float" office:value="51.9856166904204" calcext:value-type="float">
            <text:p>51.9856166904204</text:p>
          </table:table-cell>
          <table:table-cell office:value-type="float" office:value="56.9194141585067" calcext:value-type="float">
            <text:p>56.9194141585067</text:p>
          </table:table-cell>
        </table:table-row>
        <table:table-row table:style-name="ro1">
          <table:table-cell office:value-type="string" calcext:value-type="string">
            <text:p>Telekinetic Pull1</text:p>
          </table:table-cell>
          <table:table-cell office:value-type="string" calcext:value-type="string">
            <text:p>Telekinetic Pull</text:p>
          </table:table-cell>
          <table:table-cell office:value-type="float" office:value="61.9758955314448" calcext:value-type="float">
            <text:p>61.9758955314448</text:p>
          </table:table-cell>
          <table:table-cell office:value-type="float" office:value="69.0023378630535" calcext:value-type="float">
            <text:p>69.0023378630535</text:p>
          </table:table-cell>
        </table:table-row>
        <table:table-row table:style-name="ro1">
          <table:table-cell office:value-type="string" calcext:value-type="string">
            <text:p>Telekinetic Push1</text:p>
          </table:table-cell>
          <table:table-cell office:value-type="string" calcext:value-type="string">
            <text:p>Telekinetic Push</text:p>
          </table:table-cell>
          <table:table-cell office:value-type="float" office:value="37.9674243917631" calcext:value-type="float">
            <text:p>37.9674243917631</text:p>
          </table:table-cell>
          <table:table-cell office:value-type="float" office:value="42.0194855576658" calcext:value-type="float">
            <text:p>42.0194855576658</text:p>
          </table:table-cell>
        </table:table-row>
        <table:table-row table:style-name="ro1">
          <table:table-cell office:value-type="string" calcext:value-type="string">
            <text:p>Telekinetic Bolt1</text:p>
          </table:table-cell>
          <table:table-cell office:value-type="string" calcext:value-type="string">
            <text:p>Telekinetic Bolt</text:p>
          </table:table-cell>
          <table:table-cell office:value-type="float" office:value="56.029627420938" calcext:value-type="float">
            <text:p>56.029627420938</text:p>
          </table:table-cell>
          <table:table-cell office:value-type="float" office:value="61.0128897077433" calcext:value-type="float">
            <text:p>61.0128897077433</text:p>
          </table:table-cell>
        </table:table-row>
        <table:table-row table:style-name="ro1">
          <table:table-cell office:value-type="string" calcext:value-type="string">
            <text:p>Phantom Flames1</text:p>
          </table:table-cell>
          <table:table-cell office:value-type="string" calcext:value-type="string">
            <text:p>Phantom Flames</text:p>
          </table:table-cell>
          <table:table-cell office:value-type="float" office:value="9.99944075967745" calcext:value-type="float">
            <text:p>9.99944075967745</text:p>
          </table:table-cell>
          <table:table-cell office:value-type="float" office:value="10.9999642571804" calcext:value-type="float">
            <text:p>10.9999642571804</text:p>
          </table:table-cell>
        </table:table-row>
        <table:table-row table:style-name="ro1">
          <table:table-cell office:value-type="string" calcext:value-type="string">
            <text:p>Mass Terror1</text:p>
          </table:table-cell>
          <table:table-cell office:value-type="string" calcext:value-type="string">
            <text:p>Mass Terror</text:p>
          </table:table-cell>
          <table:table-cell office:value-type="float" office:value="52.9772167117442" calcext:value-type="float">
            <text:p>52.9772167117442</text:p>
          </table:table-cell>
          <table:table-cell office:value-type="float" office:value="59.0543312832848" calcext:value-type="float">
            <text:p>59.0543312832848</text:p>
          </table:table-cell>
        </table:table-row>
        <table:table-row table:style-name="ro1">
          <table:table-cell office:value-type="string" calcext:value-type="string">
            <text:p>Psychic Shock1</text:p>
          </table:table-cell>
          <table:table-cell office:value-type="string" calcext:value-type="string">
            <text:p>Psychic Shock</text:p>
          </table:table-cell>
          <table:table-cell office:value-type="float" office:value="8.99820252123268" calcext:value-type="float">
            <text:p>8.99820252123268</text:p>
          </table:table-cell>
          <table:table-cell office:value-type="float" office:value="10.0008281384159" calcext:value-type="float">
            <text:p>10.0008281384159</text:p>
          </table:table-cell>
        </table:table-row>
        <table:table-row table:style-name="ro1">
          <table:table-cell office:value-type="string" calcext:value-type="string">
            <text:p>Tactical Advantage1</text:p>
          </table:table-cell>
          <table:table-cell office:value-type="string" calcext:value-type="string">
            <text:p>Tactical Advantage</text:p>
          </table:table-cell>
          <table:table-cell office:value-type="float" office:value="20.9353845264477" calcext:value-type="float">
            <text:p>20.9353845264477</text:p>
          </table:table-cell>
          <table:table-cell office:value-type="float" office:value="24.057833002887" calcext:value-type="float">
            <text:p>24.057833002887</text:p>
          </table:table-cell>
        </table:table-row>
        <table:table-row table:style-name="ro1">
          <table:table-cell office:value-type="string" calcext:value-type="string">
            <text:p>Phantom Slash2</text:p>
          </table:table-cell>
          <table:table-cell office:value-type="string" calcext:value-type="string">
            <text:p>Phantom Slash</text:p>
          </table:table-cell>
          <table:table-cell office:value-type="float" office:value="5.96371991682458" calcext:value-type="float">
            <text:p>5.96371991682458</text:p>
          </table:table-cell>
          <table:table-cell office:value-type="float" office:value="6.18038044477628" calcext:value-type="float">
            <text:p>6.18038044477628</text:p>
          </table:table-cell>
        </table:table-row>
        <table:table-row table:style-name="ro1">
          <table:table-cell office:value-type="string" calcext:value-type="string">
            <text:p>Phantom Slash1</text:p>
          </table:table-cell>
          <table:table-cell office:value-type="string" calcext:value-type="string">
            <text:p>Phantom Slash</text:p>
          </table:table-cell>
          <table:table-cell office:value-type="float" office:value="6.20399088692487" calcext:value-type="float">
            <text:p>6.20399088692487</text:p>
          </table:table-cell>
          <table:table-cell office:value-type="float" office:value="6.35398663704528" calcext:value-type="float">
            <text:p>6.35398663704528</text:p>
          </table:table-cell>
        </table:table-row>
      </table:table>
      <table:table table:name="pi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names</text:p>
          </table:table-cell>
          <table:table-cell table:number-columns-repeated="2"/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</table:table-row>
        <table:table-row table:style-name="ro1">
          <table:table-cell office:value-type="string" calcext:value-type="string">
            <text:p>Tornado Pull1</text:p>
          </table:table-cell>
          <table:table-cell table:formula="of:=LEFT([.A2];LEN([.A2])-1)" office:value-type="string" office:string-value="Tornado Pull" calcext:value-type="string">
            <text:p>Tornado Pull</text:p>
          </table:table-cell>
          <table:table-cell table:formula="of:=COM.MICROSOFT.CONCAT([.B2];&quot; (PI)&quot;)" office:value-type="string" office:string-value="Tornado Pull (PI)" calcext:value-type="string">
            <text:p>Tornado Pull (PI)</text:p>
          </table:table-cell>
          <table:table-cell office:value-type="float" office:value="69.0172794151038" calcext:value-type="float">
            <text:p>69.0172794151038</text:p>
          </table:table-cell>
          <table:table-cell office:value-type="float" office:value="76.0144559379555" calcext:value-type="float">
            <text:p>76.0144559379555</text:p>
          </table:table-cell>
        </table:table-row>
        <table:table-row table:style-name="ro1">
          <table:table-cell office:value-type="string" calcext:value-type="string">
            <text:p>Ambush: Sleep1</text:p>
          </table:table-cell>
          <table:table-cell table:formula="of:=LEFT([.A3];LEN([.A3])-1)" office:value-type="string" office:string-value="Ambush: Sleep" calcext:value-type="string">
            <text:p>Ambush: Sleep</text:p>
          </table:table-cell>
          <table:table-cell table:formula="of:=COM.MICROSOFT.CONCAT([.B3];&quot; (PI)&quot;)" office:value-type="string" office:string-value="Ambush: Sleep (PI)" calcext:value-type="string">
            <text:p>Ambush: Sleep (PI)</text:p>
          </table:table-cell>
          <table:table-cell office:value-type="float" office:value="59.0048384470164" calcext:value-type="float">
            <text:p>59.0048384470164</text:p>
          </table:table-cell>
          <table:table-cell office:value-type="float" office:value="65.0203058802598" calcext:value-type="float">
            <text:p>65.0203058802598</text:p>
          </table:table-cell>
        </table:table-row>
        <table:table-row table:style-name="ro1">
          <table:table-cell office:value-type="string" calcext:value-type="string">
            <text:p>Ambush: Pain Blast1</text:p>
          </table:table-cell>
          <table:table-cell table:formula="of:=LEFT([.A4];LEN([.A4])-1)" office:value-type="string" office:string-value="Ambush: Pain Blast" calcext:value-type="string">
            <text:p>Ambush: Pain Blast</text:p>
          </table:table-cell>
          <table:table-cell table:formula="of:=COM.MICROSOFT.CONCAT([.B4];&quot; (PI)&quot;)" office:value-type="string" office:string-value="Ambush: Pain Blast (PI)" calcext:value-type="string">
            <text:p>Ambush: Pain Blast (PI)</text:p>
          </table:table-cell>
          <table:table-cell office:value-type="float" office:value="133.971983590874" calcext:value-type="float">
            <text:p>133.971983590874</text:p>
          </table:table-cell>
          <table:table-cell office:value-type="float" office:value="147.900906025666" calcext:value-type="float">
            <text:p>147.900906025666</text:p>
          </table:table-cell>
        </table:table-row>
        <table:table-row table:style-name="ro1">
          <table:table-cell office:value-type="string" calcext:value-type="string">
            <text:p>Invisibility1</text:p>
          </table:table-cell>
          <table:table-cell table:formula="of:=LEFT([.A5];LEN([.A5])-1)" office:value-type="string" office:string-value="Invisibility" calcext:value-type="string">
            <text:p>Invisibility</text:p>
          </table:table-cell>
          <table:table-cell table:formula="of:=COM.MICROSOFT.CONCAT([.B5];&quot; (PI)&quot;)" office:value-type="string" office:string-value="Invisibility (PI)" calcext:value-type="string">
            <text:p>Invisibility (PI)</text:p>
          </table:table-cell>
          <table:table-cell office:value-type="float" office:value="86.0533415572473" calcext:value-type="float">
            <text:p>86.0533415572473</text:p>
          </table:table-cell>
          <table:table-cell office:value-type="float" office:value="96.0091913348342" calcext:value-type="float">
            <text:p>96.0091913348342</text:p>
          </table:table-cell>
        </table:table-row>
        <table:table-row table:style-name="ro1">
          <table:table-cell office:value-type="string" calcext:value-type="string">
            <text:p>Mass Levitation1</text:p>
          </table:table-cell>
          <table:table-cell table:formula="of:=LEFT([.A6];LEN([.A6])-1)" office:value-type="string" office:string-value="Mass Levitation" calcext:value-type="string">
            <text:p>Mass Levitation</text:p>
          </table:table-cell>
          <table:table-cell table:formula="of:=COM.MICROSOFT.CONCAT([.B6];&quot; (PI)&quot;)" office:value-type="string" office:string-value="Mass Levitation (PI)" calcext:value-type="string">
            <text:p>Mass Levitation (PI)</text:p>
          </table:table-cell>
          <table:table-cell office:value-type="float" office:value="8.00154821393141" calcext:value-type="float">
            <text:p>8.00154821393141</text:p>
          </table:table-cell>
          <table:table-cell office:value-type="float" office:value="8.99920150678901" calcext:value-type="float">
            <text:p>8.99920150678901</text:p>
          </table:table-cell>
        </table:table-row>
        <table:table-row table:style-name="ro1">
          <table:table-cell office:value-type="string" calcext:value-type="string">
            <text:p>Telekinetic Pull1</text:p>
          </table:table-cell>
          <table:table-cell table:formula="of:=LEFT([.A7];LEN([.A7])-1)" office:value-type="string" office:string-value="Telekinetic Pull" calcext:value-type="string">
            <text:p>Telekinetic Pull</text:p>
          </table:table-cell>
          <table:table-cell table:formula="of:=COM.MICROSOFT.CONCAT([.B7];&quot; (PI)&quot;)" office:value-type="string" office:string-value="Telekinetic Pull (PI)" calcext:value-type="string">
            <text:p>Telekinetic Pull (PI)</text:p>
          </table:table-cell>
          <table:table-cell office:value-type="float" office:value="68.0351490572954" calcext:value-type="float">
            <text:p>68.0351490572954</text:p>
          </table:table-cell>
          <table:table-cell office:value-type="float" office:value="75.9961899576886" calcext:value-type="float">
            <text:p>75.9961899576886</text:p>
          </table:table-cell>
        </table:table-row>
        <table:table-row table:style-name="ro1">
          <table:table-cell office:value-type="string" calcext:value-type="string">
            <text:p>Telekinetic Bolt1</text:p>
          </table:table-cell>
          <table:table-cell table:formula="of:=LEFT([.A8];LEN([.A8])-1)" office:value-type="string" office:string-value="Telekinetic Bolt" calcext:value-type="string">
            <text:p>Telekinetic Bolt</text:p>
          </table:table-cell>
          <table:table-cell table:formula="of:=COM.MICROSOFT.CONCAT([.B8];&quot; (PI)&quot;)" office:value-type="string" office:string-value="Telekinetic Bolt (PI)" calcext:value-type="string">
            <text:p>Telekinetic Bolt (PI)</text:p>
          </table:table-cell>
          <table:table-cell office:value-type="float" office:value="60.9910083419159" calcext:value-type="float">
            <text:p>60.9910083419159</text:p>
          </table:table-cell>
          <table:table-cell office:value-type="float" office:value="67.0212214055786" calcext:value-type="float">
            <text:p>67.0212214055786</text:p>
          </table:table-cell>
        </table:table-row>
        <table:table-row table:style-name="ro1">
          <table:table-cell office:value-type="string" calcext:value-type="string">
            <text:p>Telekinetic Push1</text:p>
          </table:table-cell>
          <table:table-cell table:formula="of:=LEFT([.A9];LEN([.A9])-1)" office:value-type="string" office:string-value="Telekinetic Push" calcext:value-type="string">
            <text:p>Telekinetic Push</text:p>
          </table:table-cell>
          <table:table-cell table:formula="of:=COM.MICROSOFT.CONCAT([.B9];&quot; (PI)&quot;)" office:value-type="string" office:string-value="Telekinetic Push (PI)" calcext:value-type="string">
            <text:p>Telekinetic Push (PI)</text:p>
          </table:table-cell>
          <table:table-cell office:value-type="float" office:value="40.9875295160818" calcext:value-type="float">
            <text:p>40.9875295160818</text:p>
          </table:table-cell>
          <table:table-cell office:value-type="float" office:value="46.0142899334164" calcext:value-type="float">
            <text:p>46.0142899334164</text:p>
          </table:table-cell>
        </table:table-row>
        <table:table-row table:style-name="ro1">
          <table:table-cell office:value-type="string" calcext:value-type="string">
            <text:p>Phantom Slash1</text:p>
          </table:table-cell>
          <table:table-cell table:formula="of:=LEFT([.A10];LEN([.A10])-1)" office:value-type="string" office:string-value="Phantom Slash" calcext:value-type="string">
            <text:p>Phantom Slash</text:p>
          </table:table-cell>
          <table:table-cell table:formula="of:=COM.MICROSOFT.CONCAT([.B10];&quot; (PI)&quot;)" office:value-type="string" office:string-value="Phantom Slash (PI)" calcext:value-type="string">
            <text:p>Phantom Slash (PI)</text:p>
          </table:table-cell>
          <table:table-cell office:value-type="float" office:value="6.06675718703283" calcext:value-type="float">
            <text:p>6.06675718703283</text:p>
          </table:table-cell>
          <table:table-cell office:value-type="float" office:value="6.78928839782396" calcext:value-type="float">
            <text:p>6.78928839782396</text:p>
          </table:table-cell>
        </table:table-row>
        <table:table-row table:style-name="ro1">
          <table:table-cell office:value-type="string" calcext:value-type="string">
            <text:p>Horrific Visage1</text:p>
          </table:table-cell>
          <table:table-cell table:formula="of:=LEFT([.A11];LEN([.A11])-1)" office:value-type="string" office:string-value="Horrific Visage" calcext:value-type="string">
            <text:p>Horrific Visage</text:p>
          </table:table-cell>
          <table:table-cell table:formula="of:=COM.MICROSOFT.CONCAT([.B11];&quot; (PI)&quot;)" office:value-type="string" office:string-value="Horrific Visage (PI)" calcext:value-type="string">
            <text:p>Horrific Visage (PI)</text:p>
          </table:table-cell>
          <table:table-cell office:value-type="float" office:value="8.99948141196365" calcext:value-type="float">
            <text:p>8.99948141196365</text:p>
          </table:table-cell>
          <table:table-cell office:value-type="float" office:value="9.99899273989326" calcext:value-type="float">
            <text:p>9.99899273989326</text:p>
          </table:table-cell>
        </table:table-row>
        <table:table-row table:style-name="ro1">
          <table:table-cell office:value-type="string" calcext:value-type="string">
            <text:p>Mass Terror1</text:p>
          </table:table-cell>
          <table:table-cell table:formula="of:=LEFT([.A12];LEN([.A12])-1)" office:value-type="string" office:string-value="Mass Terror" calcext:value-type="string">
            <text:p>Mass Terror</text:p>
          </table:table-cell>
          <table:table-cell table:formula="of:=COM.MICROSOFT.CONCAT([.B12];&quot; (PI)&quot;)" office:value-type="string" office:string-value="Mass Terror (PI)" calcext:value-type="string">
            <text:p>Mass Terror (PI)</text:p>
          </table:table-cell>
          <table:table-cell office:value-type="float" office:value="59.0987996581656" calcext:value-type="float">
            <text:p>59.0987996581656</text:p>
          </table:table-cell>
          <table:table-cell office:value-type="float" office:value="64.9782573952368" calcext:value-type="float">
            <text:p>64.9782573952368</text:p>
          </table:table-cell>
        </table:table-row>
        <table:table-row table:style-name="ro1">
          <table:table-cell office:value-type="string" calcext:value-type="string">
            <text:p>Psychic Shock1</text:p>
          </table:table-cell>
          <table:table-cell table:formula="of:=LEFT([.A13];LEN([.A13])-1)" office:value-type="string" office:string-value="Psychic Shock" calcext:value-type="string">
            <text:p>Psychic Shock</text:p>
          </table:table-cell>
          <table:table-cell table:formula="of:=COM.MICROSOFT.CONCAT([.B13];&quot; (PI)&quot;)" office:value-type="string" office:string-value="Psychic Shock (PI)" calcext:value-type="string">
            <text:p>Psychic Shock (PI)</text:p>
          </table:table-cell>
          <table:table-cell office:value-type="float" office:value="9.99885319012901" calcext:value-type="float">
            <text:p>9.99885319012901</text:p>
          </table:table-cell>
          <table:table-cell office:value-type="float" office:value="11.0002156865873" calcext:value-type="float">
            <text:p>11.0002156865873</text:p>
          </table:table-cell>
        </table:table-row>
        <table:table-row table:style-name="ro1">
          <table:table-cell office:value-type="string" calcext:value-type="string">
            <text:p>Phantom Flames1</text:p>
          </table:table-cell>
          <table:table-cell table:formula="of:=LEFT([.A14];LEN([.A14])-1)" office:value-type="string" office:string-value="Phantom Flames" calcext:value-type="string">
            <text:p>Phantom Flames</text:p>
          </table:table-cell>
          <table:table-cell table:formula="of:=COM.MICROSOFT.CONCAT([.B14];&quot; (PI)&quot;)" office:value-type="string" office:string-value="Phantom Flames (PI)" calcext:value-type="string">
            <text:p>Phantom Flames (PI)</text:p>
          </table:table-cell>
          <table:table-cell office:value-type="float" office:value="10.9995676135912" calcext:value-type="float">
            <text:p>10.9995676135912</text:p>
          </table:table-cell>
          <table:table-cell office:value-type="float" office:value="12.0000959879844" calcext:value-type="float">
            <text:p>12.0000959879844</text:p>
          </table:table-cell>
        </table:table-row>
      </table:table>
      <table:table table:name="est" table:style-name="ta1">
        <office:forms form:automatic-focus="false" form:apply-design-mode="false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rnado Pull (PI)</text:p>
          </table:table-cell>
          <table:table-cell office:value-type="float" office:value="69.0172794151038" calcext:value-type="float">
            <text:p>69.0172794151038</text:p>
          </table:table-cell>
          <table:table-cell office:value-type="float" office:value="76.0144559379555" calcext:value-type="float">
            <text:p>76.014455937955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mbush: Sleep (PI)</text:p>
          </table:table-cell>
          <table:table-cell office:value-type="float" office:value="59.0048384470164" calcext:value-type="float">
            <text:p>59.0048384470164</text:p>
          </table:table-cell>
          <table:table-cell office:value-type="float" office:value="65.0203058802598" calcext:value-type="float">
            <text:p>65.020305880259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mbush: Pain Blast (PI)</text:p>
          </table:table-cell>
          <table:table-cell office:value-type="float" office:value="133.971983590874" calcext:value-type="float">
            <text:p>133.971983590874</text:p>
          </table:table-cell>
          <table:table-cell office:value-type="float" office:value="147.900906025666" calcext:value-type="float">
            <text:p>147.900906025666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nvisibility (PI)</text:p>
          </table:table-cell>
          <table:table-cell office:value-type="float" office:value="86.0533415572473" calcext:value-type="float">
            <text:p>86.0533415572473</text:p>
          </table:table-cell>
          <table:table-cell office:value-type="float" office:value="96.0091913348342" calcext:value-type="float">
            <text:p>96.009191334834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ss Levitation (PI)</text:p>
          </table:table-cell>
          <table:table-cell office:value-type="float" office:value="8.00154821393141" calcext:value-type="float">
            <text:p>8.00154821393141</text:p>
          </table:table-cell>
          <table:table-cell office:value-type="float" office:value="8.99920150678901" calcext:value-type="float">
            <text:p>8.999201506789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lekinetic Pull (PI)</text:p>
          </table:table-cell>
          <table:table-cell office:value-type="float" office:value="68.0351490572954" calcext:value-type="float">
            <text:p>68.0351490572954</text:p>
          </table:table-cell>
          <table:table-cell office:value-type="float" office:value="75.9961899576886" calcext:value-type="float">
            <text:p>75.996189957688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elekinetic Bolt (PI)</text:p>
          </table:table-cell>
          <table:table-cell office:value-type="float" office:value="60.9910083419159" calcext:value-type="float">
            <text:p>60.9910083419159</text:p>
          </table:table-cell>
          <table:table-cell office:value-type="float" office:value="67.0212214055786" calcext:value-type="float">
            <text:p>67.021221405578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lekinetic Push (PI)</text:p>
          </table:table-cell>
          <table:table-cell office:value-type="float" office:value="40.9875295160818" calcext:value-type="float">
            <text:p>40.9875295160818</text:p>
          </table:table-cell>
          <table:table-cell office:value-type="float" office:value="46.0142899334164" calcext:value-type="float">
            <text:p>46.014289933416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orrific Visage (PI)</text:p>
          </table:table-cell>
          <table:table-cell office:value-type="float" office:value="8.99948141196365" calcext:value-type="float">
            <text:p>8.99948141196365</text:p>
          </table:table-cell>
          <table:table-cell office:value-type="float" office:value="9.99899273989326" calcext:value-type="float">
            <text:p>9.998992739893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s Terror (PI)</text:p>
          </table:table-cell>
          <table:table-cell office:value-type="float" office:value="59.0987996581656" calcext:value-type="float">
            <text:p>59.0987996581656</text:p>
          </table:table-cell>
          <table:table-cell office:value-type="float" office:value="64.9782573952368" calcext:value-type="float">
            <text:p>64.978257395236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sychic Shock (PI)</text:p>
          </table:table-cell>
          <table:table-cell office:value-type="float" office:value="9.99885319012901" calcext:value-type="float">
            <text:p>9.99885319012901</text:p>
          </table:table-cell>
          <table:table-cell office:value-type="float" office:value="11.0002156865873" calcext:value-type="float">
            <text:p>11.000215686587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antom Flames (PI)</text:p>
          </table:table-cell>
          <table:table-cell office:value-type="float" office:value="10.9995676135912" calcext:value-type="float">
            <text:p>10.9995676135912</text:p>
          </table:table-cell>
          <table:table-cell office:value-type="float" office:value="12.0000959879844" calcext:value-type="float">
            <text:p>12.00009598798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yclone Push</text:p>
          </table:table-cell>
          <table:table-cell office:value-type="float" office:value="62.9685471822187" calcext:value-type="float">
            <text:p>62.9685471822187</text:p>
          </table:table-cell>
          <table:table-cell office:value-type="float" office:value="69.0520477493018" calcext:value-type="float">
            <text:p>69.052047749301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errorize &gt;35%</text:p>
          </table:table-cell>
          <table:table-cell office:value-type="float" office:value="33.4547084872289" calcext:value-type="float">
            <text:p>33.4547084872289</text:p>
          </table:table-cell>
          <table:table-cell office:value-type="float" office:value="35.1123031122021" calcext:value-type="float">
            <text:p>35.112303112202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rrorize &lt;35%</text:p>
          </table:table-cell>
          <table:table-cell office:value-type="float" office:value="46.0029272241154" calcext:value-type="float">
            <text:p>46.0029272241154</text:p>
          </table:table-cell>
          <table:table-cell office:value-type="float" office:value="48.0022604457838" calcext:value-type="float">
            <text:p>48.00226044578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sychic Prison</text:p>
          </table:table-cell>
          <table:table-cell office:value-type="float" office:value="6.99981331073391" calcext:value-type="float">
            <text:p>6.99981331073391</text:p>
          </table:table-cell>
          <table:table-cell office:value-type="float" office:value="8.00034168512712" calcext:value-type="float">
            <text:p>8.000341685127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yrokinesis</text:p>
          </table:table-cell>
          <table:table-cell office:value-type="float" office:value="3.9987549409608" calcext:value-type="float">
            <text:p>3.9987549409608</text:p>
          </table:table-cell>
          <table:table-cell office:value-type="float" office:value="5.99847809589032" calcext:value-type="float">
            <text:p>5.998478095890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yokinesis</text:p>
          </table:table-cell>
          <table:table-cell office:value-type="float" office:value="43.0153726340717" calcext:value-type="float">
            <text:p>43.0153726340717</text:p>
          </table:table-cell>
          <table:table-cell office:value-type="float" office:value="52.0149057974842" calcext:value-type="float">
            <text:p>52.014905797484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hought Bubble</text:p>
          </table:table-cell>
          <table:table-cell office:value-type="float" office:value="45.9838015234684" calcext:value-type="float">
            <text:p>45.9838015234684</text:p>
          </table:table-cell>
          <table:table-cell office:value-type="float" office:value="51.0306911635972" calcext:value-type="float">
            <text:p>51.030691163597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elekinesis</text:p>
          </table:table-cell>
          <table:table-cell office:value-type="float" office:value="6.9989859456342" calcext:value-type="float">
            <text:p>6.9989859456342</text:p>
          </table:table-cell>
          <table:table-cell office:value-type="float" office:value="7.9969130974653" calcext:value-type="float">
            <text:p>7.99691309746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rror Tendrils</text:p>
          </table:table-cell>
          <table:table-cell office:value-type="float" office:value="51.9856166904204" calcext:value-type="float">
            <text:p>51.9856166904204</text:p>
          </table:table-cell>
          <table:table-cell office:value-type="float" office:value="56.9194141585067" calcext:value-type="float">
            <text:p>56.919414158506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lekinetic Pull</text:p>
          </table:table-cell>
          <table:table-cell office:value-type="float" office:value="61.9758955314448" calcext:value-type="float">
            <text:p>61.9758955314448</text:p>
          </table:table-cell>
          <table:table-cell office:value-type="float" office:value="69.0023378630535" calcext:value-type="float">
            <text:p>69.002337863053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elekinetic Push</text:p>
          </table:table-cell>
          <table:table-cell office:value-type="float" office:value="37.9674243917631" calcext:value-type="float">
            <text:p>37.9674243917631</text:p>
          </table:table-cell>
          <table:table-cell office:value-type="float" office:value="42.0194855576658" calcext:value-type="float">
            <text:p>42.019485557665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elekinetic Bolt</text:p>
          </table:table-cell>
          <table:table-cell office:value-type="float" office:value="56.029627420938" calcext:value-type="float">
            <text:p>56.029627420938</text:p>
          </table:table-cell>
          <table:table-cell office:value-type="float" office:value="61.0128897077433" calcext:value-type="float">
            <text:p>61.012889707743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hantom Flames</text:p>
          </table:table-cell>
          <table:table-cell office:value-type="float" office:value="9.99944075967745" calcext:value-type="float">
            <text:p>9.99944075967745</text:p>
          </table:table-cell>
          <table:table-cell office:value-type="float" office:value="10.9999642571804" calcext:value-type="float">
            <text:p>10.99996425718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ss Terror</text:p>
          </table:table-cell>
          <table:table-cell office:value-type="float" office:value="52.9772167117442" calcext:value-type="float">
            <text:p>52.9772167117442</text:p>
          </table:table-cell>
          <table:table-cell office:value-type="float" office:value="59.0543312832848" calcext:value-type="float">
            <text:p>59.05433128328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sychic Shock</text:p>
          </table:table-cell>
          <table:table-cell office:value-type="float" office:value="8.99820252123268" calcext:value-type="float">
            <text:p>8.99820252123268</text:p>
          </table:table-cell>
          <table:table-cell office:value-type="float" office:value="10.0008281384159" calcext:value-type="float">
            <text:p>10.00082813841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ctical Advantage</text:p>
          </table:table-cell>
          <table:table-cell office:value-type="float" office:value="20.9353845264477" calcext:value-type="float">
            <text:p>20.9353845264477</text:p>
          </table:table-cell>
          <table:table-cell office:value-type="float" office:value="24.057833002887" calcext:value-type="float">
            <text:p>24.0578330028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7" table:default-cell-style-name="ce4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11"/>
        <table:table-column table:style-name="co15" table:default-cell-style-name="ce11"/>
        <table:table-column table:style-name="co16" table:default-cell-style-name="ce14"/>
        <table:table-column table:style-name="co17" table:default-cell-style-name="ce11"/>
        <table:table-column table:style-name="co13" table:default-cell-style-name="ce17"/>
        <table:table-row table:style-name="ro2">
          <table:table-cell table:style-name="ce2" office:value-type="string" calcext:value-type="string">
            <text:p>anm</text:p>
          </table:table-cell>
          <table:table-cell table:style-name="ce6" office:value-type="string" calcext:value-type="string">
            <text:p>lower</text:p>
          </table:table-cell>
          <table:table-cell table:style-name="ce6" office:value-type="string" calcext:value-type="string">
            <text:p>upper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ticks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avg_td</text:p>
          </table:table-cell>
          <table:table-cell table:style-name="ce6" office:value-type="string" calcext:value-type="string">
            <text:p>ct</text:p>
          </table:table-cell>
          <table:table-cell table:style-name="ce6" office:value-type="string" calcext:value-type="string">
            <text:p>dpct</text:p>
          </table:table-cell>
          <table:table-cell table:style-name="ce6" office:value-type="string" calcext:value-type="string">
            <text:p>aoe</text:p>
          </table:table-cell>
          <table:table-cell table:style-name="ce6" office:value-type="string" calcext:value-type="string">
            <text:p>aoe_dpct</text:p>
          </table:table-cell>
          <table:table-cell table:style-name="ce2" office:value-type="string" calcext:value-type="string">
            <text:p>ttr</text:p>
          </table:table-cell>
        </table:table-row>
        <table:table-row table:style-name="ro2">
          <table:table-cell table:style-name="ce3" office:value-type="string" calcext:value-type="string">
            <text:p>Telekinesi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B2];[.C2])" office:value-type="float" office:value="7.5" calcext:value-type="float">
            <text:p>7.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COM.MICROSOFT.CONCAT(&quot;[&quot;;[.B2];&quot;,&quot;;[.C2];&quot;]&quot;;&quot; x&quot;;[.E2])" office:value-type="string" office:string-value="[7,8] x6" calcext:value-type="string">
            <text:p>[7,8] x6</text:p>
          </table:table-cell>
          <table:table-cell table:style-name="ce7" table:formula="of:=[.D2]*[.E2]" office:value-type="float" office:value="45" calcext:value-type="float">
            <text:p>45</text:p>
          </table:table-cell>
          <table:table-cell table:style-name="ce10" table:formula="of:=54/60" office:value-type="float" office:value="0.9" calcext:value-type="float">
            <text:p>0.90</text:p>
          </table:table-cell>
          <table:table-cell table:style-name="ce10" table:formula="of:=[.G2]/[.H2]" office:value-type="float" office:value="50" calcext:value-type="float">
            <text:p>50.00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2]*(1+[.J2])" office:value-type="float" office:value="50" calcext:value-type="float">
            <text:p>50.00</text:p>
          </table:table-cell>
          <table:table-cell table:style-name="ce16" table:formula="of:=3-[.H2]"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Telekinetic Pull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AVERAGE([.B3];[.C3])" office:value-type="float" office:value="65.5" calcext:value-type="float">
            <text:p>65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3];&quot;,&quot;;[.C3];&quot;]&quot;;&quot; x&quot;;[.E3])" office:value-type="string" office:string-value="[62,69] x1" calcext:value-type="string">
            <text:p>[62,69] x1</text:p>
          </table:table-cell>
          <table:table-cell table:formula="of:=[.D3]*[.E3]" office:value-type="float" office:value="65.5" calcext:value-type="float">
            <text:p>65.5</text:p>
          </table:table-cell>
          <table:table-cell table:formula="of:=1+6/60" office:value-type="float" office:value="1.1" calcext:value-type="float">
            <text:p>1.10</text:p>
          </table:table-cell>
          <table:table-cell table:formula="of:=[.G3]/[.H3]" office:value-type="float" office:value="59.5454545454545" calcext:value-type="float">
            <text:p>59.55</text:p>
          </table:table-cell>
          <table:table-cell office:value-type="boolean" office:boolean-value="false" calcext:value-type="boolean">
            <text:p>FALSE</text:p>
          </table:table-cell>
          <table:table-cell table:formula="of:=[.I3]*(1+[.J3])" office:value-type="float" office:value="59.5454545454545" calcext:value-type="float">
            <text:p>59.55</text:p>
          </table:table-cell>
          <table:table-cell table:formula="of:=3-[.H3]" office:value-type="float" office:value="1.9" calcext:value-type="float">
            <text:p>1.90</text:p>
          </table:table-cell>
        </table:table-row>
        <table:table-row table:style-name="ro2">
          <table:table-cell table:style-name="ce3" office:value-type="string" calcext:value-type="string">
            <text:p>Horrific Visage (PI)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B4];[.C4])" office:value-type="float" office:value="9.5" calcext:value-type="float">
            <text:p>9.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COM.MICROSOFT.CONCAT(&quot;[&quot;;[.B4];&quot;,&quot;;[.C4];&quot;]&quot;;&quot; x&quot;;[.E4])" office:value-type="string" office:string-value="[9,10] x3" calcext:value-type="string">
            <text:p>[9,10] x3</text:p>
          </table:table-cell>
          <table:table-cell table:style-name="ce7" table:formula="of:=[.D4]*[.E4]" office:value-type="float" office:value="28.5" calcext:value-type="float">
            <text:p>28.5</text:p>
          </table:table-cell>
          <table:table-cell table:style-name="ce10" table:formula="of:=55/60" office:value-type="float" office:value="0.916666666666667" calcext:value-type="float">
            <text:p>0.92</text:p>
          </table:table-cell>
          <table:table-cell table:style-name="ce10" table:formula="of:=[.G4]/[.H4]" office:value-type="float" office:value="31.0909090909091" calcext:value-type="float">
            <text:p>31.09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4]*(1+[.J4])" office:value-type="float" office:value="62.1818181818182" calcext:value-type="float">
            <text:p>62.18</text:p>
          </table:table-cell>
          <table:table-cell table:style-name="ce16" table:formula="of:=6-[.H4]" office:value-type="float" office:value="5.08333333333333" calcext:value-type="float">
            <text:p>5.08</text:p>
          </table:table-cell>
        </table:table-row>
        <table:table-row table:style-name="ro2">
          <table:table-cell table:style-name="ce3" office:value-type="string" calcext:value-type="string">
            <text:p>Telekinetic Pull (PI)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AVERAGE([.B5];[.C5])" office:value-type="float" office:value="72" calcext:value-type="float">
            <text:p>7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5];&quot;,&quot;;[.C5];&quot;]&quot;;&quot; x&quot;;[.E5])" office:value-type="string" office:string-value="[68,76] x1" calcext:value-type="string">
            <text:p>[68,76] x1</text:p>
          </table:table-cell>
          <table:table-cell table:style-name="ce7" table:formula="of:=[.D5]*[.E5]" office:value-type="float" office:value="72" calcext:value-type="float">
            <text:p>72</text:p>
          </table:table-cell>
          <table:table-cell table:style-name="ce10" table:formula="of:=1+6/60" office:value-type="float" office:value="1.1" calcext:value-type="float">
            <text:p>1.10</text:p>
          </table:table-cell>
          <table:table-cell table:style-name="ce10" table:formula="of:=[.G5]/[.H5]" office:value-type="float" office:value="65.4545454545455" calcext:value-type="float">
            <text:p>65.45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5]*(1+[.J5])" office:value-type="float" office:value="65.4545454545455" calcext:value-type="float">
            <text:p>65.45</text:p>
          </table:table-cell>
          <table:table-cell table:style-name="ce16" table:formula="of:=3-[.H2]"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Psychic Shoc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B6];[.C6])"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B6];&quot;,&quot;;[.C6];&quot;]&quot;;&quot; x&quot;;[.E6])" office:value-type="string" office:string-value="[9,10] x4" calcext:value-type="string">
            <text:p>[9,10] x4</text:p>
          </table:table-cell>
          <table:table-cell table:formula="of:=[.D6]*[.E6]" office:value-type="float" office:value="38" calcext:value-type="float">
            <text:p>38</text:p>
          </table:table-cell>
          <table:table-cell table:formula="of:=1+7/60" office:value-type="float" office:value="1.11666666666667" calcext:value-type="float">
            <text:p>1.12</text:p>
          </table:table-cell>
          <table:table-cell table:formula="of:=[.G6]/[.H6]" office:value-type="float" office:value="34.0298507462687" calcext:value-type="float">
            <text:p>34.03</text:p>
          </table:table-cell>
          <table:table-cell office:value-type="boolean" office:boolean-value="true" calcext:value-type="boolean">
            <text:p>TRUE</text:p>
          </table:table-cell>
          <table:table-cell table:formula="of:=[.I6]*(1+[.J6])" office:value-type="float" office:value="68.0597014925373" calcext:value-type="float">
            <text:p>68.06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Telekinetic Push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B7];[.C7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7];&quot;,&quot;;[.C7];&quot;]&quot;;&quot; x&quot;;[.E7])" office:value-type="string" office:string-value="[38,42] x1" calcext:value-type="string">
            <text:p>[38,42] x1</text:p>
          </table:table-cell>
          <table:table-cell table:formula="of:=[.D7]*[.E7]" office:value-type="float" office:value="40" calcext:value-type="float">
            <text:p>40</text:p>
          </table:table-cell>
          <table:table-cell table:formula="of:=1+6/60" office:value-type="float" office:value="1.1" calcext:value-type="float">
            <text:p>1.10</text:p>
          </table:table-cell>
          <table:table-cell table:formula="of:=[.G7]/[.H7]" office:value-type="float" office:value="36.3636363636364" calcext:value-type="float">
            <text:p>36.36</text:p>
          </table:table-cell>
          <table:table-cell office:value-type="boolean" office:boolean-value="true" calcext:value-type="boolean">
            <text:p>TRUE</text:p>
          </table:table-cell>
          <table:table-cell table:formula="of:=[.I7]*(1+[.J7])" office:value-type="float" office:value="72.7272727272727" calcext:value-type="float">
            <text:p>72.7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3" office:value-type="string" calcext:value-type="string">
            <text:p>Psychic Shock (PI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AVERAGE([.B8];[.C8])" office:value-type="float" office:value="10.5" calcext:value-type="float">
            <text:p>10.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COM.MICROSOFT.CONCAT(&quot;[&quot;;[.B8];&quot;,&quot;;[.C8];&quot;]&quot;;&quot; x&quot;;[.E8])" office:value-type="string" office:string-value="[10,11] x4" calcext:value-type="string">
            <text:p>[10,11] x4</text:p>
          </table:table-cell>
          <table:table-cell table:style-name="ce7" table:formula="of:=[.D8]*[.E8]" office:value-type="float" office:value="42" calcext:value-type="float">
            <text:p>42</text:p>
          </table:table-cell>
          <table:table-cell table:style-name="ce10" table:formula="of:=1+7/60" office:value-type="float" office:value="1.11666666666667" calcext:value-type="float">
            <text:p>1.12</text:p>
          </table:table-cell>
          <table:table-cell table:style-name="ce10" table:formula="of:=[.G8]/[.H8]" office:value-type="float" office:value="37.6119402985075" calcext:value-type="float">
            <text:p>37.6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8]*(1+[.J8])" office:value-type="float" office:value="75.2238805970149" calcext:value-type="float">
            <text:p>75.22</text:p>
          </table:table-cell>
          <table:table-cell table:style-name="ce16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Terrorize &gt;35%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B9];[.C9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B9];&quot;,&quot;;[.C9];&quot;]&quot;;&quot; x&quot;;[.E9])" office:value-type="string" office:string-value="[34,36] x4" calcext:value-type="string">
            <text:p>[34,36] x4</text:p>
          </table:table-cell>
          <table:table-cell table:formula="of:=[.D9]*[.E9]" office:value-type="float" office:value="140" calcext:value-type="float">
            <text:p>140</text:p>
          </table:table-cell>
          <table:table-cell office:value-type="float" office:value="1.85" calcext:value-type="float">
            <text:p>1.85</text:p>
          </table:table-cell>
          <table:table-cell table:formula="of:=[.G9]/[.H9]" office:value-type="float" office:value="75.6756756756757" calcext:value-type="float">
            <text:p>75.68</text:p>
          </table:table-cell>
          <table:table-cell office:value-type="boolean" office:boolean-value="false" calcext:value-type="boolean">
            <text:p>FALSE</text:p>
          </table:table-cell>
          <table:table-cell table:formula="of:=[.I9]*(1+[.J9])" office:value-type="float" office:value="75.6756756756757" calcext:value-type="float">
            <text:p>75.68</text:p>
          </table:table-cell>
          <table:table-cell office:value-type="float" office:value="4.4" calcext:value-type="float">
            <text:p>4.40</text:p>
          </table:table-cell>
        </table:table-row>
        <table:table-row table:style-name="ro2">
          <table:table-cell table:style-name="ce3" office:value-type="string" calcext:value-type="string">
            <text:p>Telekinetic Push (PI)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formula="of:=AVERAGE([.B10];[.C10])" office:value-type="float" office:value="43.5" calcext:value-type="float">
            <text:p>43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0];&quot;,&quot;;[.C10];&quot;]&quot;;&quot; x&quot;;[.E10])" office:value-type="string" office:string-value="[41,46] x1" calcext:value-type="string">
            <text:p>[41,46] x1</text:p>
          </table:table-cell>
          <table:table-cell table:style-name="ce7" table:formula="of:=[.D10]*[.E10]" office:value-type="float" office:value="43.5" calcext:value-type="float">
            <text:p>43.5</text:p>
          </table:table-cell>
          <table:table-cell table:style-name="ce10" table:formula="of:=1+6/60" office:value-type="float" office:value="1.1" calcext:value-type="float">
            <text:p>1.10</text:p>
          </table:table-cell>
          <table:table-cell table:style-name="ce10" table:formula="of:=[.G10]/[.H10]" office:value-type="float" office:value="39.5454545454545" calcext:value-type="float">
            <text:p>39.55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0]*(1+[.J10])" office:value-type="float" office:value="79.0909090909091" calcext:value-type="float">
            <text:p>79.09</text:p>
          </table:table-cell>
          <table:table-cell table:style-name="ce16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Pyrokinesi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B11];[.C11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M.MICROSOFT.CONCAT(&quot;[&quot;;[.B11];&quot;,&quot;;[.C11];&quot;]&quot;;&quot; x&quot;;[.E11])" office:value-type="string" office:string-value="[4,6] x10" calcext:value-type="string">
            <text:p>[4,6] x10</text:p>
          </table:table-cell>
          <table:table-cell table:formula="of:=[.D11]*[.E11]" office:value-type="float" office:value="50" calcext:value-type="float">
            <text:p>50</text:p>
          </table:table-cell>
          <table:table-cell table:formula="of:=1+12/60" office:value-type="float" office:value="1.2" calcext:value-type="float">
            <text:p>1.20</text:p>
          </table:table-cell>
          <table:table-cell table:formula="of:=[.G11]/[.H11]" office:value-type="float" office:value="41.6666666666667" calcext:value-type="float">
            <text:p>41.67</text:p>
          </table:table-cell>
          <table:table-cell office:value-type="boolean" office:boolean-value="true" calcext:value-type="boolean">
            <text:p>TRUE</text:p>
          </table:table-cell>
          <table:table-cell table:formula="of:=[.I11]*(1+[.J11])" office:value-type="float" office:value="83.3333333333333" calcext:value-type="float">
            <text:p>83.33</text:p>
          </table:table-cell>
          <table:table-cell table:formula="of:=3-[.H11]" office:value-type="float" office:value="1.8" calcext:value-type="float">
            <text:p>1.80</text:p>
          </table:table-cell>
        </table:table-row>
        <table:table-row table:style-name="ro2">
          <table:table-cell table:style-name="ce5" office:value-type="string" calcext:value-type="string">
            <text:p>Thought Bubbl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AVERAGE([.B12];[.C12])" office:value-type="float" office:value="48.5" calcext:value-type="float">
            <text:p>48.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COM.MICROSOFT.CONCAT(&quot;[&quot;;[.B12];&quot;,&quot;;[.C12];&quot;]&quot;;&quot; x&quot;;[.E12])" office:value-type="string" office:string-value="[46,51] x1" calcext:value-type="string">
            <text:p>[46,51] x1</text:p>
          </table:table-cell>
          <table:table-cell table:style-name="ce9" table:formula="of:=[.D12]*[.E12]" office:value-type="float" office:value="48.5" calcext:value-type="float">
            <text:p>48.5</text:p>
          </table:table-cell>
          <table:table-cell table:style-name="ce12" office:value-type="float" office:value="1.1" calcext:value-type="float">
            <text:p>1.10</text:p>
          </table:table-cell>
          <table:table-cell table:style-name="ce12" table:formula="of:=[.G12]/[.H12]" office:value-type="float" office:value="44.0909090909091" calcext:value-type="float">
            <text:p>44.0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2" table:formula="of:=[.I12]*(1+[.J12])" office:value-type="float" office:value="88.1818181818182" calcext:value-type="float">
            <text:p>88.18</text:p>
          </table:table-cell>
          <table:table-cell table:style-name="ce18" table:formula="of:=6-[.H12]" office:value-type="float" office:value="4.9" calcext:value-type="float">
            <text:p>4.90</text:p>
          </table:table-cell>
        </table:table-row>
        <table:table-row table:style-name="ro2">
          <table:table-cell table:style-name="ce3" office:value-type="string" calcext:value-type="string">
            <text:p>Terrorize &lt;35%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AVERAGE([.B13];[.C13])" office:value-type="float" office:value="47" calcext:value-type="float">
            <text:p>4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COM.MICROSOFT.CONCAT(&quot;[&quot;;[.B13];&quot;,&quot;;[.C13];&quot;]&quot;;&quot; x&quot;;[.E13])" office:value-type="string" office:string-value="[46,48] x4" calcext:value-type="string">
            <text:p>[46,48] x4</text:p>
          </table:table-cell>
          <table:table-cell table:style-name="ce7" table:formula="of:=[.D13]*[.E13]" office:value-type="float" office:value="188" calcext:value-type="float">
            <text:p>188</text:p>
          </table:table-cell>
          <table:table-cell table:style-name="ce10" office:value-type="float" office:value="1.85" calcext:value-type="float">
            <text:p>1.85</text:p>
          </table:table-cell>
          <table:table-cell table:style-name="ce10" table:formula="of:=[.G13]/[.H13]" office:value-type="float" office:value="101.621621621622" calcext:value-type="float">
            <text:p>101.6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13]*(1+[.J13])" office:value-type="float" office:value="101.621621621622" calcext:value-type="float">
            <text:p>101.62</text:p>
          </table:table-cell>
          <table:table-cell table:style-name="ce16" office:value-type="float" office:value="4.4" calcext:value-type="float">
            <text:p>4.40</text:p>
          </table:table-cell>
        </table:table-row>
        <table:table-row table:style-name="ro2">
          <table:table-cell office:value-type="string" calcext:value-type="string">
            <text:p>Telekinetic Bolt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formula="of:=AVERAGE([.B14];[.C14])" office:value-type="float" office:value="58.5" calcext:value-type="float">
            <text:p>58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4];&quot;,&quot;;[.C14];&quot;]&quot;;&quot; x&quot;;[.E14])" office:value-type="string" office:string-value="[56,61] x1" calcext:value-type="string">
            <text:p>[56,61] x1</text:p>
          </table:table-cell>
          <table:table-cell table:formula="of:=[.D14]*[.E14]" office:value-type="float" office:value="58.5" calcext:value-type="float">
            <text:p>58.5</text:p>
          </table:table-cell>
          <table:table-cell table:formula="of:=1+9/60" office:value-type="float" office:value="1.15" calcext:value-type="float">
            <text:p>1.15</text:p>
          </table:table-cell>
          <table:table-cell table:formula="of:=[.G14]/[.H14]" office:value-type="float" office:value="50.8695652173913" calcext:value-type="float">
            <text:p>50.87</text:p>
          </table:table-cell>
          <table:table-cell office:value-type="boolean" office:boolean-value="true" calcext:value-type="boolean">
            <text:p>TRUE</text:p>
          </table:table-cell>
          <table:table-cell table:formula="of:=[.I14]*(1+[.J14])" office:value-type="float" office:value="101.739130434783" calcext:value-type="float">
            <text:p>101.74</text:p>
          </table:table-cell>
          <table:table-cell table:formula="of:=3-[.H14]" office:value-type="float" office:value="1.85" calcext:value-type="float">
            <text:p>1.85</text:p>
          </table:table-cell>
        </table:table-row>
        <table:table-row table:style-name="ro2">
          <table:table-cell office:value-type="string" calcext:value-type="string">
            <text:p>Mass Levit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15];[.C15])"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15];&quot;,&quot;;[.C15];&quot;]&quot;;&quot; x&quot;;[.E15])" office:value-type="string" office:string-value="[8,9] x6" calcext:value-type="string">
            <text:p>[8,9] x6</text:p>
          </table:table-cell>
          <table:table-cell table:formula="of:=[.D15]*[.E15]" office:value-type="float" office:value="51" calcext:value-type="float">
            <text:p>51</text:p>
          </table:table-cell>
          <table:table-cell office:value-type="float" office:value="1" calcext:value-type="float">
            <text:p>1.00</text:p>
          </table:table-cell>
          <table:table-cell table:formula="of:=[.G15]/[.H15]" office:value-type="float" office:value="51" calcext:value-type="float">
            <text:p>51.00</text:p>
          </table:table-cell>
          <table:table-cell office:value-type="boolean" office:boolean-value="true" calcext:value-type="boolean">
            <text:p>TRUE</text:p>
          </table:table-cell>
          <table:table-cell table:formula="of:=[.I15]*(1+[.J15])" office:value-type="float" office:value="102" calcext:value-type="float">
            <text:p>102.00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Cryokinesis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AVERAGE([.B16];[.C16])"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6];&quot;,&quot;;[.C16];&quot;]&quot;;&quot; x&quot;;[.E16])" office:value-type="string" office:string-value="[43,52] x1" calcext:value-type="string">
            <text:p>[43,52] x1</text:p>
          </table:table-cell>
          <table:table-cell table:formula="of:=[.D16]*[.E16]" office:value-type="float" office:value="47.5" calcext:value-type="float">
            <text:p>47.5</text:p>
          </table:table-cell>
          <table:table-cell table:formula="of:=55/60" office:value-type="float" office:value="0.916666666666667" calcext:value-type="float">
            <text:p>0.92</text:p>
          </table:table-cell>
          <table:table-cell table:formula="of:=[.G16]/[.H16]" office:value-type="float" office:value="51.8181818181818" calcext:value-type="float">
            <text:p>51.82</text:p>
          </table:table-cell>
          <table:table-cell office:value-type="boolean" office:boolean-value="true" calcext:value-type="boolean">
            <text:p>TRUE</text:p>
          </table:table-cell>
          <table:table-cell table:formula="of:=[.I16]*(1+[.J16])" office:value-type="float" office:value="103.636363636364" calcext:value-type="float">
            <text:p>103.64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3" office:value-type="string" calcext:value-type="string">
            <text:p>Mass Terror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AVERAGE([.B17];[.C17])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7];&quot;,&quot;;[.C17];&quot;]&quot;;&quot; x&quot;;[.E17])" office:value-type="string" office:string-value="[53,59] x1" calcext:value-type="string">
            <text:p>[53,59] x1</text:p>
          </table:table-cell>
          <table:table-cell table:style-name="ce7" table:formula="of:=[.D17]*[.E17]" office:value-type="float" office:value="56" calcext:value-type="float">
            <text:p>56</text:p>
          </table:table-cell>
          <table:table-cell table:style-name="ce10" table:formula="of:=1+2/60" office:value-type="float" office:value="1.03333333333333" calcext:value-type="float">
            <text:p>1.03</text:p>
          </table:table-cell>
          <table:table-cell table:style-name="ce10" table:formula="of:=[.G17]/[.H17]" office:value-type="float" office:value="54.1935483870968" calcext:value-type="float">
            <text:p>54.19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7]*(1+[.J17])" office:value-type="float" office:value="108.387096774194" calcext:value-type="float">
            <text:p>108.39</text:p>
          </table:table-cell>
          <table:table-cell table:style-name="ce16" table:formula="of:=3-[.H17]" office:value-type="float" office:value="1.96666666666667" calcext:value-type="float">
            <text:p>1.97</text:p>
          </table:table-cell>
        </table:table-row>
        <table:table-row table:style-name="ro2">
          <table:table-cell office:value-type="string" calcext:value-type="string">
            <text:p>Terror Tendrils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AVERAGE([.B18];[.C18])" office:value-type="float" office:value="54.5" calcext:value-type="float">
            <text:p>54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8];&quot;,&quot;;[.C18];&quot;]&quot;;&quot; x&quot;;[.E18])" office:value-type="string" office:string-value="[52,57] x1" calcext:value-type="string">
            <text:p>[52,57] x1</text:p>
          </table:table-cell>
          <table:table-cell table:formula="of:=[.D18]*[.E18]" office:value-type="float" office:value="54.5" calcext:value-type="float">
            <text:p>54.5</text:p>
          </table:table-cell>
          <table:table-cell office:value-type="float" office:value="1" calcext:value-type="float">
            <text:p>1.00</text:p>
          </table:table-cell>
          <table:table-cell table:formula="of:=[.G18]/[.H18]" office:value-type="float" office:value="54.5" calcext:value-type="float">
            <text:p>54.50</text:p>
          </table:table-cell>
          <table:table-cell office:value-type="boolean" office:boolean-value="true" calcext:value-type="boolean">
            <text:p>TRUE</text:p>
          </table:table-cell>
          <table:table-cell table:formula="of:=[.I18]*(1+[.J18])" office:value-type="float" office:value="109" calcext:value-type="float">
            <text:p>109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2">
          <table:table-cell table:style-name="ce3" office:value-type="string" calcext:value-type="string">
            <text:p>Telekinetic Bolt (PI)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AVERAGE([.B19];[.C19])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9];&quot;,&quot;;[.C19];&quot;]&quot;;&quot; x&quot;;[.E19])" office:value-type="string" office:string-value="[61,67] x1" calcext:value-type="string">
            <text:p>[61,67] x1</text:p>
          </table:table-cell>
          <table:table-cell table:style-name="ce7" table:formula="of:=[.D19]*[.E19]" office:value-type="float" office:value="64" calcext:value-type="float">
            <text:p>64</text:p>
          </table:table-cell>
          <table:table-cell table:style-name="ce10" table:formula="of:=1+9/60" office:value-type="float" office:value="1.15" calcext:value-type="float">
            <text:p>1.15</text:p>
          </table:table-cell>
          <table:table-cell table:style-name="ce10" table:formula="of:=[.G19]/[.H19]" office:value-type="float" office:value="55.6521739130435" calcext:value-type="float">
            <text:p>55.65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9]*(1+[.J19])" office:value-type="float" office:value="111.304347826087" calcext:value-type="float">
            <text:p>111.30</text:p>
          </table:table-cell>
          <table:table-cell table:style-name="ce16" table:formula="of:=3-[.H18]" office:value-type="float" office:value="2" calcext:value-type="float">
            <text:p>2.00</text:p>
          </table:table-cell>
        </table:table-row>
        <table:table-row table:style-name="ro2">
          <table:table-cell table:style-name="ce3" office:value-type="string" calcext:value-type="string">
            <text:p>Phantom Flames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AVERAGE([.B20];[.C20])" office:value-type="float" office:value="10.5" calcext:value-type="float">
            <text:p>10.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COM.MICROSOFT.CONCAT(&quot;[&quot;;[.B20];&quot;,&quot;;[.C20];&quot;]&quot;;&quot; x&quot;;[.E20])" office:value-type="string" office:string-value="[10,11] x6" calcext:value-type="string">
            <text:p>[10,11] x6</text:p>
          </table:table-cell>
          <table:table-cell table:style-name="ce7" table:formula="of:=[.D20]*[.E20]" office:value-type="float" office:value="63" calcext:value-type="float">
            <text:p>63</text:p>
          </table:table-cell>
          <table:table-cell table:style-name="ce10" office:value-type="float" office:value="1.1" calcext:value-type="float">
            <text:p>1.10</text:p>
          </table:table-cell>
          <table:table-cell table:style-name="ce10" table:formula="of:=[.G20]/[.H20]" office:value-type="float" office:value="57.2727272727273" calcext:value-type="float">
            <text:p>57.27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20]*(1+[.J20])" office:value-type="float" office:value="114.545454545455" calcext:value-type="float">
            <text:p>114.55</text:p>
          </table:table-cell>
          <table:table-cell table:style-name="ce16" table:formula="of:=6-[.H20]" office:value-type="float" office:value="4.9" calcext:value-type="float">
            <text:p>4.90</text:p>
          </table:table-cell>
        </table:table-row>
        <table:table-row table:style-name="ro2">
          <table:table-cell office:value-type="string" calcext:value-type="string">
            <text:p>Mass Terror (PI)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formula="of:=AVERAGE([.B21];[.C21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1];&quot;,&quot;;[.C21];&quot;]&quot;;&quot; x&quot;;[.E21])" office:value-type="string" office:string-value="[59,65] x1" calcext:value-type="string">
            <text:p>[59,65] x1</text:p>
          </table:table-cell>
          <table:table-cell table:formula="of:=[.D21]*[.E21]" office:value-type="float" office:value="62" calcext:value-type="float">
            <text:p>62</text:p>
          </table:table-cell>
          <table:table-cell table:formula="of:=1+2/60" office:value-type="float" office:value="1.03333333333333" calcext:value-type="float">
            <text:p>1.03</text:p>
          </table:table-cell>
          <table:table-cell table:formula="of:=[.G21]/[.H21]" office:value-type="float" office:value="60" calcext:value-type="float">
            <text:p>60.00</text:p>
          </table:table-cell>
          <table:table-cell office:value-type="boolean" office:boolean-value="true" calcext:value-type="boolean">
            <text:p>TRUE</text:p>
          </table:table-cell>
          <table:table-cell table:formula="of:=[.I21]*(1+[.J21])" office:value-type="float" office:value="120" calcext:value-type="float">
            <text:p>120.00</text:p>
          </table:table-cell>
          <table:table-cell table:formula="of:=3-[.H20]" office:value-type="float" office:value="1.9" calcext:value-type="float">
            <text:p>1.90</text:p>
          </table:table-cell>
        </table:table-row>
        <table:table-row table:style-name="ro2">
          <table:table-cell table:style-name="ce3" office:value-type="string" calcext:value-type="string">
            <text:p>Ambush: Sleep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AVERAGE([.B22];[.C22])" office:value-type="float" office:value="62" calcext:value-type="float">
            <text:p>6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22];&quot;,&quot;;[.C22];&quot;]&quot;;&quot; x&quot;;[.E22])" office:value-type="string" office:string-value="[59,65] x1" calcext:value-type="string">
            <text:p>[59,65] x1</text:p>
          </table:table-cell>
          <table:table-cell table:style-name="ce7" table:formula="of:=[.D22]*[.E22]" office:value-type="float" office:value="62" calcext:value-type="float">
            <text:p>62</text:p>
          </table:table-cell>
          <table:table-cell table:style-name="ce10" office:value-type="float" office:value="0.5" calcext:value-type="float">
            <text:p>0.50</text:p>
          </table:table-cell>
          <table:table-cell table:style-name="ce10" table:formula="of:=[.G22]/[.H22]" office:value-type="float" office:value="124" calcext:value-type="float">
            <text:p>124.00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22]*(1+[.J22])" office:value-type="float" office:value="124" calcext:value-type="float">
            <text:p>124.00</text:p>
          </table:table-cell>
          <table:table-cell table:style-name="ce16"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Phantom Flames (PI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AVERAGE([.B23];[.C23])"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23];&quot;,&quot;;[.C23];&quot;]&quot;;&quot; x&quot;;[.E23])" office:value-type="string" office:string-value="[11,12] x6" calcext:value-type="string">
            <text:p>[11,12] x6</text:p>
          </table:table-cell>
          <table:table-cell table:formula="of:=[.D23]*[.E23]" office:value-type="float" office:value="69" calcext:value-type="float">
            <text:p>69</text:p>
          </table:table-cell>
          <table:table-cell office:value-type="float" office:value="1.1" calcext:value-type="float">
            <text:p>1.10</text:p>
          </table:table-cell>
          <table:table-cell table:formula="of:=[.G23]/[.H23]" office:value-type="float" office:value="62.7272727272727" calcext:value-type="float">
            <text:p>62.73</text:p>
          </table:table-cell>
          <table:table-cell office:value-type="boolean" office:boolean-value="true" calcext:value-type="boolean">
            <text:p>TRUE</text:p>
          </table:table-cell>
          <table:table-cell table:formula="of:=[.I23]*(1+[.J23])" office:value-type="float" office:value="125.454545454545" calcext:value-type="float">
            <text:p>125.45</text:p>
          </table:table-cell>
          <table:table-cell table:formula="of:=6-[.H22]" office:value-type="float" office:value="5.5" calcext:value-type="float">
            <text:p>5.50</text:p>
          </table:table-cell>
        </table:table-row>
        <table:table-row table:style-name="ro2">
          <table:table-cell office:value-type="string" calcext:value-type="string">
            <text:p>Invis Combo</text:p>
          </table:table-cell>
          <table:table-cell office:value-type="float" office:value="279" calcext:value-type="float">
            <text:p>279</text:p>
          </table:table-cell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4];&quot;,&quot;;[.C24];&quot;]&quot;;&quot; x&quot;;[.E24])" office:value-type="string" office:string-value="[279,309] x1" calcext:value-type="string">
            <text:p>[279,309] x1</text:p>
          </table:table-cell>
          <table:table-cell table:formula="of:=[.D24]*[.E24]" office:value-type="float" office:value="294" calcext:value-type="float">
            <text:p>294</text:p>
          </table:table-cell>
          <table:table-cell table:formula="of:=2+12/60" office:value-type="float" office:value="2.2" calcext:value-type="float">
            <text:p>2.20</text:p>
          </table:table-cell>
          <table:table-cell table:formula="of:=[.G24]/[.H24]" office:value-type="float" office:value="133.636363636364" calcext:value-type="float">
            <text:p>133.64</text:p>
          </table:table-cell>
          <table:table-cell office:value-type="boolean" office:boolean-value="false" calcext:value-type="boolean">
            <text:p>FALSE</text:p>
          </table:table-cell>
          <table:table-cell table:formula="of:=[.I24]*(1+[.J24])" office:value-type="float" office:value="133.636363636364" calcext:value-type="float">
            <text:p>133.64</text:p>
          </table:table-cell>
          <table:table-cell office:value-type="float" office:value="10" calcext:value-type="float">
            <text:p>10.00</text:p>
          </table:table-cell>
        </table:table-row>
        <table:table-row table:style-name="ro2">
          <table:table-cell office:value-type="string" calcext:value-type="string">
            <text:p>Ambush: Pain Blast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table:formula="of:=AVERAGE([.B25];[.C25]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5];&quot;,&quot;;[.C25];&quot;]&quot;;&quot; x&quot;;[.E25])" office:value-type="string" office:string-value="[134,148] x1" calcext:value-type="string">
            <text:p>[134,148] x1</text:p>
          </table:table-cell>
          <table:table-cell table:formula="of:=[.D25]*[.E25]" office:value-type="float" office:value="141" calcext:value-type="float">
            <text:p>141</text:p>
          </table:table-cell>
          <table:table-cell office:value-type="float" office:value="1" calcext:value-type="float">
            <text:p>1.00</text:p>
          </table:table-cell>
          <table:table-cell table:formula="of:=[.G25]/[.H25]" office:value-type="float" office:value="141" calcext:value-type="float">
            <text:p>141.00</text:p>
          </table:table-cell>
          <table:table-cell office:value-type="boolean" office:boolean-value="false" calcext:value-type="boolean">
            <text:p>FALSE</text:p>
          </table:table-cell>
          <table:table-cell table:formula="of:=[.I25]*(1+[.J25])" office:value-type="float" office:value="141" calcext:value-type="float">
            <text:p>141.00</text:p>
          </table:table-cell>
          <table:table-cell office:value-type="float" office:value="12" calcext:value-type="float">
            <text:p>12.00</text:p>
          </table:table-cell>
        </table:table-row>
        <table:table-row table:style-name="ro2">
          <table:table-cell table:style-name="ce3" office:value-type="string" calcext:value-type="string">
            <text:p>Psychic Prison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B26];[.C26])" office:value-type="float" office:value="7.5" calcext:value-type="float">
            <text:p>7.5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COM.MICROSOFT.CONCAT(&quot;[&quot;;[.B26];&quot;,&quot;;[.C26];&quot;]&quot;;&quot; x&quot;;[.E26])" office:value-type="string" office:string-value="[7,8] x12" calcext:value-type="string">
            <text:p>[7,8] x12</text:p>
          </table:table-cell>
          <table:table-cell table:style-name="ce7" table:formula="of:=[.D26]*[.E26]" office:value-type="float" office:value="90" calcext:value-type="float">
            <text:p>90</text:p>
          </table:table-cell>
          <table:table-cell table:style-name="ce10" table:formula="of:=1+3/60" office:value-type="float" office:value="1.05" calcext:value-type="float">
            <text:p>1.05</text:p>
          </table:table-cell>
          <table:table-cell table:style-name="ce10" table:formula="of:=[.G26]/[.H26]" office:value-type="float" office:value="85.7142857142857" calcext:value-type="float">
            <text:p>85.7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26]*(1+[.J26])" office:value-type="float" office:value="171.428571428571" calcext:value-type="float">
            <text:p>171.43</text:p>
          </table:table-cell>
          <table:table-cell table:style-name="ce16" table:formula="of:=6-[.H26]" office:value-type="float" office:value="4.95" calcext:value-type="float">
            <text:p>4.95</text:p>
          </table:table-cell>
        </table:table-row>
        <table:table-row table:style-name="ro2">
          <table:table-cell table:style-name="ce3" office:value-type="string" calcext:value-type="string">
            <text:p>Invisibility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6" calcext:value-type="float">
            <text:p>96</text:p>
          </table:table-cell>
          <table:table-cell table:style-name="ce7" table:formula="of:=AVERAGE([.B27];[.C27])" office:value-type="float" office:value="91" calcext:value-type="float">
            <text:p>9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27];&quot;,&quot;;[.C27];&quot;]&quot;;&quot; x&quot;;[.E27])" office:value-type="string" office:string-value="[86,96] x1" calcext:value-type="string">
            <text:p>[86,96] x1</text:p>
          </table:table-cell>
          <table:table-cell table:style-name="ce7" table:formula="of:=[.D27]*[.E27]" office:value-type="float" office:value="91" calcext:value-type="float">
            <text:p>9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NA</text:p>
          </table:table-cell>
          <table:table-cell table:style-name="ce16" office:value-type="float" office:value="12" calcext:value-type="float">
            <text:p>12.00</text:p>
          </table:table-cell>
        </table:table-row>
      </table:table>
      <table:table table:name="iconics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nado Pull (PI)</text:p>
          </table:table-cell>
          <table:table-cell office:value-type="float" office:value="69.0172794151038" calcext:value-type="float">
            <text:p>69.0172794151038</text:p>
          </table:table-cell>
          <table:table-cell office:value-type="float" office:value="76.0144559379555" calcext:value-type="float">
            <text:p>76.014455937955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ne Push</text:p>
          </table:table-cell>
          <table:table-cell office:value-type="float" office:value="62.9685471822187" calcext:value-type="float">
            <text:p>62.9685471822187</text:p>
          </table:table-cell>
          <table:table-cell office:value-type="float" office:value="69.0520477493018" calcext:value-type="float">
            <text:p>69.052047749301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tical Advantage</text:p>
          </table:table-cell>
          <table:table-cell office:value-type="float" office:value="20.9353845264477" calcext:value-type="float">
            <text:p>20.9353845264477</text:p>
          </table:table-cell>
          <table:table-cell office:value-type="float" office:value="24.057833002887" calcext:value-type="float">
            <text:p>24.0578330028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timing" table:style-name="ta1">
        <office:forms form:automatic-focus="false" form:apply-design-mode="false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Telekinesis</text:p>
          </table:table-cell>
          <table:table-cell office:value-type="string" calcext:value-type="string">
            <text:p>0:54</text:p>
          </table:table-cell>
          <table:table-cell office:value-type="string" calcext:value-type="string">
            <text:p>3:04</text:p>
          </table:table-cell>
          <table:table-cell office:value-type="string" calcext:value-type="string">
            <text:p>3:59</text:p>
          </table:table-cell>
          <table:table-cell table:style-name="ce19" office:value-type="string" calcext:value-type="string">
            <text:p>4:53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K pull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39</text:p>
          </table:table-cell>
          <table:table-cell/>
          <table:table-cell office:value-type="string" calcext:value-type="string">
            <text:p>23:33</text:p>
          </table:table-cell>
          <table:table-cell office:value-type="string" calcext:value-type="string">
            <text:p>24:38</text:p>
          </table:table-cell>
          <table:table-cell/>
          <table:table-cell office:value-type="string" calcext:value-type="string">
            <text:p>28:29</text:p>
          </table:table-cell>
          <table:table-cell office:value-type="string" calcext:value-type="string">
            <text:p>29:35</text:p>
          </table:table-cell>
          <table:table-cell/>
          <table:table-cell office:value-type="string" calcext:value-type="string">
            <text:p>40:23</text:p>
          </table:table-cell>
          <table:table-cell office:value-type="string" calcext:value-type="string">
            <text:p>41:29</text:p>
          </table:table-cell>
          <table:table-cell/>
          <table:table-cell office:value-type="string" calcext:value-type="string">
            <text:p>47:44</text:p>
          </table:table-cell>
          <table:table-cell office:value-type="string" calcext:value-type="string">
            <text:p>48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 bolt</text:p>
          </table:table-cell>
          <table:table-cell office:value-type="string" calcext:value-type="string">
            <text:p>1:0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6:07</text:p>
          </table:table-cell>
          <table:table-cell/>
          <table:table-cell office:value-type="string" calcext:value-type="string">
            <text:p>24:38</text:p>
          </table:table-cell>
          <table:table-cell office:value-type="string" calcext:value-type="string">
            <text:p>25:47</text:p>
          </table:table-cell>
          <table:table-cell/>
          <table:table-cell office:value-type="string" calcext:value-type="string">
            <text:p>29:35</text:p>
          </table:table-cell>
          <table:table-cell office:value-type="string" calcext:value-type="string">
            <text:p>30: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K push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9:30</text:p>
          </table:table-cell>
          <table:table-cell/>
          <table:table-cell office:value-type="string" calcext:value-type="string">
            <text:p>30:44</text:p>
          </table:table-cell>
          <table:table-cell office:value-type="string" calcext:value-type="string">
            <text:p>31:50</text:p>
          </table:table-cell>
          <table:table-cell/>
          <table:table-cell office:value-type="string" calcext:value-type="string">
            <text:p>35:01</text:p>
          </table:table-cell>
          <table:table-cell office:value-type="string" calcext:value-type="string">
            <text:p>36: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Prison</text:p>
          </table:table-cell>
          <table:table-cell office:value-type="string" calcext:value-type="string">
            <text:p>1:03</text:p>
          </table:table-cell>
          <table:table-cell office:value-type="string" calcext:value-type="string">
            <text:p>39:20</text:p>
          </table:table-cell>
          <table:table-cell office:value-type="string" calcext:value-type="string">
            <text:p>40:23</text:p>
          </table:table-cell>
          <table:table-cell/>
          <table:table-cell office:value-type="string" calcext:value-type="string">
            <text:p>46:40</text:p>
          </table:table-cell>
          <table:table-cell office:value-type="string" calcext:value-type="string">
            <text:p>47:44</text:p>
          </table:table-cell>
          <table:table-cell/>
          <table:table-cell office:value-type="string" calcext:value-type="string">
            <text:p>53:35</text:p>
          </table:table-cell>
          <table:table-cell office:value-type="string" calcext:value-type="string">
            <text:p>54: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is Combo</text:p>
          </table:table-cell>
          <table:table-cell office:value-type="string" calcext:value-type="string">
            <text:p>2:12</text:p>
          </table:table-cell>
          <table:table-cell office:value-type="string" calcext:value-type="string">
            <text:p>1:14</text:p>
          </table:table-cell>
          <table:table-cell office:value-type="string" calcext:value-type="string">
            <text:p>3:15</text:p>
          </table:table-cell>
          <table:table-cell/>
          <table:table-cell office:value-type="string" calcext:value-type="string">
            <text:p>13:57</text:p>
          </table:table-cell>
          <table:table-cell office:value-type="string" calcext:value-type="string">
            <text:p>16:02</text:p>
          </table:table-cell>
          <table:table-cell/>
          <table:table-cell office:value-type="string" calcext:value-type="string">
            <text:p>26:46</text:p>
          </table:table-cell>
          <table:table-cell office:value-type="string" calcext:value-type="string">
            <text:p>28:44 (‘28:52)</text:p>
          </table:table-cell>
          <table:table-cell/>
          <table:table-cell office:value-type="string" calcext:value-type="string">
            <text:p>39:59</text:p>
          </table:table-cell>
          <table:table-cell office:value-type="string" calcext:value-type="string">
            <text:p>41:56 (‘41:59)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sy shock</text:p>
          </table:table-cell>
          <table:table-cell office:value-type="string" calcext:value-type="string">
            <text:p>1:07</text:p>
          </table:table-cell>
          <table:table-cell office:value-type="string" calcext:value-type="string">
            <text:p>1:10</text:p>
          </table:table-cell>
          <table:table-cell office:value-type="string" calcext:value-type="string">
            <text:p>2:17</text:p>
          </table:table-cell>
          <table:table-cell/>
          <table:table-cell office:value-type="string" calcext:value-type="string">
            <text:p>7:32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47</text:p>
          </table:table-cell>
          <table:table-cell/>
          <table:table-cell office:value-type="string" calcext:value-type="string">
            <text:p>21:45</text:p>
          </table:table-cell>
          <table:table-cell office:value-type="string" calcext:value-type="string">
            <text:p>22:52</text:p>
          </table:table-cell>
          <table:table-cell/>
          <table:table-cell office:value-type="string" calcext:value-type="string">
            <text:p>33:18</text:p>
          </table:table-cell>
          <table:table-cell office:value-type="string" calcext:value-type="string">
            <text:p>34:26</text:p>
          </table:table-cell>
          <table:table-cell/>
          <table:table-cell office:value-type="string" calcext:value-type="string">
            <text:p>44:26</text:p>
          </table:table-cell>
          <table:table-cell office:value-type="string" calcext:value-type="string">
            <text:p>45:33</text:p>
          </table:table-cell>
          <table:table-cell office:value-type="string" calcext:value-type="string">
            <text:p>46:41</text:p>
          </table:table-cell>
          <table:table-cell office:value-type="string" calcext:value-type="string">
            <text:p>47:49</text:p>
          </table:table-cell>
        </table:table-row>
        <table:table-row table:style-name="ro1">
          <table:table-cell office:value-type="string" calcext:value-type="string">
            <text:p>Pyro</text:p>
          </table:table-cell>
          <table:table-cell office:value-type="string" calcext:value-type="string">
            <text:p>1:12</text:p>
          </table:table-cell>
          <table:table-cell office:value-type="string" calcext:value-type="string">
            <text:p>2:17</text:p>
          </table:table-cell>
          <table:table-cell office:value-type="string" calcext:value-type="string">
            <text:p>3:29</text:p>
          </table:table-cell>
          <table:table-cell/>
          <table:table-cell office:value-type="string" calcext:value-type="string">
            <text:p>9:47</text:p>
          </table:table-cell>
          <table:table-cell office:value-type="string" calcext:value-type="string">
            <text:p>10:59</text:p>
          </table:table-cell>
          <table:table-cell/>
          <table:table-cell office:value-type="string" calcext:value-type="string">
            <text:p>22:52</text:p>
          </table:table-cell>
          <table:table-cell office:value-type="string" calcext:value-type="string">
            <text:p>24:05</text:p>
          </table:table-cell>
          <table:table-cell/>
          <table:table-cell office:value-type="string" calcext:value-type="string">
            <text:p>34:26</text:p>
          </table:table-cell>
          <table:table-cell office:value-type="string" calcext:value-type="string">
            <text:p>35: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ught b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3:29</text:p>
          </table:table-cell>
          <table:table-cell office:value-type="string" calcext:value-type="string">
            <text:p>4:36</text:p>
          </table:table-cell>
          <table:table-cell/>
          <table:table-cell office:value-type="string" calcext:value-type="string">
            <text:p>10:59</text:p>
          </table:table-cell>
          <table:table-cell office:value-type="string" calcext:value-type="string">
            <text:p>12:05</text:p>
          </table:table-cell>
          <table:table-cell/>
          <table:table-cell office:value-type="string" calcext:value-type="string">
            <text:p>24:05</text:p>
          </table:table-cell>
          <table:table-cell office:value-type="string" calcext:value-type="string">
            <text:p>25:11</text:p>
          </table:table-cell>
          <table:table-cell/>
          <table:table-cell office:value-type="string" calcext:value-type="string">
            <text:p>35:38</text:p>
          </table:table-cell>
          <table:table-cell office:value-type="string" calcext:value-type="string">
            <text:p>36: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 Lev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4:36</text:p>
          </table:table-cell>
          <table:table-cell office:value-type="string" calcext:value-type="string">
            <text:p>5:36</text:p>
          </table:table-cell>
          <table:table-cell/>
          <table:table-cell office:value-type="string" calcext:value-type="string">
            <text:p>25:11</text:p>
          </table:table-cell>
          <table:table-cell office:value-type="string" calcext:value-type="string">
            <text:p>26:10</text:p>
          </table:table-cell>
          <table:table-cell/>
          <table:table-cell office:value-type="string" calcext:value-type="string">
            <text:p>36:44</text:p>
          </table:table-cell>
          <table:table-cell office:value-type="string" calcext:value-type="string">
            <text:p>37: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 Ter</text:p>
          </table:table-cell>
          <table:table-cell office:value-type="string" calcext:value-type="string">
            <text:p>1:02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7</text:p>
          </table:table-cell>
          <table:table-cell/>
          <table:table-cell office:value-type="string" calcext:value-type="string">
            <text:p>12:05</text:p>
          </table:table-cell>
          <table:table-cell office:value-type="string" calcext:value-type="string">
            <text:p>13:07</text:p>
          </table:table-cell>
          <table:table-cell/>
          <table:table-cell office:value-type="string" calcext:value-type="string">
            <text:p>26:10</text:p>
          </table:table-cell>
          <table:table-cell office:value-type="string" calcext:value-type="string">
            <text:p>27:12</text:p>
          </table:table-cell>
          <table:table-cell/>
          <table:table-cell office:value-type="string" calcext:value-type="string">
            <text:p>37:44</text:p>
          </table:table-cell>
          <table:table-cell office:value-type="string" calcext:value-type="string">
            <text:p>38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o</text:p>
          </table:table-cell>
          <table:table-cell office:value-type="string" calcext:value-type="string">
            <text:p>0:55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2</text:p>
          </table:table-cell>
          <table:table-cell/>
          <table:table-cell office:value-type="string" calcext:value-type="string">
            <text:p>27:12</text:p>
          </table:table-cell>
          <table:table-cell office:value-type="string" calcext:value-type="string">
            <text:p>28:06</text:p>
          </table:table-cell>
          <table:table-cell/>
          <table:table-cell office:value-type="string" calcext:value-type="string">
            <text:p>28:06</text:p>
          </table:table-cell>
          <table:table-cell office:value-type="string" calcext:value-type="string">
            <text:p>29:01</text:p>
          </table:table-cell>
          <table:table-cell/>
          <table:table-cell office:value-type="string" calcext:value-type="string">
            <text:p>38:45</text:p>
          </table:table-cell>
          <table:table-cell office:value-type="string" calcext:value-type="string">
            <text:p>39:40</text:p>
          </table:table-cell>
          <table:table-cell/>
          <table:table-cell office:value-type="string" calcext:value-type="string">
            <text:p>51:32</text:p>
          </table:table-cell>
          <table:table-cell office:value-type="string" calcext:value-type="string">
            <text:p>52:26</text:p>
          </table:table-cell>
          <table:table-cell office:value-type="string" calcext:value-type="string">
            <text:p>53:21</text:p>
          </table:table-cell>
          <table:table-cell office:value-type="string" calcext:value-type="string">
            <text:p>54:1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hantom F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3:33</text:p>
          </table:table-cell>
          <table:table-cell office:value-type="string" calcext:value-type="string">
            <text:p>4:39</text:p>
          </table:table-cell>
          <table:table-cell/>
          <table:table-cell office:value-type="string" calcext:value-type="string">
            <text:p>10:21</text:p>
          </table:table-cell>
          <table:table-cell office:value-type="string" calcext:value-type="string">
            <text:p>11:27</text:p>
          </table:table-cell>
          <table:table-cell/>
          <table:table-cell office:value-type="string" calcext:value-type="string">
            <text:p>31:06</text:p>
          </table:table-cell>
          <table:table-cell office:value-type="string" calcext:value-type="string">
            <text:p>32: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nado Pull</text:p>
          </table:table-cell>
          <table:table-cell table:style-name="ce19" office:value-type="string" calcext:value-type="string">
            <text:p>1:24</text:p>
          </table:table-cell>
          <table:table-cell office:value-type="string" calcext:value-type="string">
            <text:p>4:39</text:p>
          </table:table-cell>
          <table:table-cell office:value-type="string" calcext:value-type="string">
            <text:p>6:03</text:p>
          </table:table-cell>
          <table:table-cell/>
          <table:table-cell office:value-type="string" calcext:value-type="string">
            <text:p>11:27</text:p>
          </table:table-cell>
          <table:table-cell office:value-type="string" calcext:value-type="string">
            <text:p>12:49</text:p>
          </table:table-cell>
          <table:table-cell/>
          <table:table-cell office:value-type="string" calcext:value-type="string">
            <text:p>29:43</text:p>
          </table:table-cell>
          <table:table-cell office:value-type="string" calcext:value-type="string">
            <text:p>31: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clone Pu</text:p>
          </table:table-cell>
          <table:table-cell office:value-type="string" calcext:value-type="string">
            <text:p>1:24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26</text:p>
          </table:table-cell>
          <table:table-cell/>
          <table:table-cell office:value-type="string" calcext:value-type="string">
            <text:p>12:49</text:p>
          </table:table-cell>
          <table:table-cell office:value-type="string" calcext:value-type="string">
            <text:p>14:12</text:p>
          </table:table-cell>
          <table:table-cell/>
          <table:table-cell office:value-type="string" calcext:value-type="string">
            <text:p>28:19</text:p>
          </table:table-cell>
          <table:table-cell office:value-type="string" calcext:value-type="string">
            <text:p>29: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rrific Vi</text:p>
          </table:table-cell>
          <table:table-cell office:value-type="string" calcext:value-type="string">
            <text:p>0:55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21</text:p>
          </table:table-cell>
          <table:table-cell/>
          <table:table-cell office:value-type="string" calcext:value-type="string">
            <text:p>27:25</text:p>
          </table:table-cell>
          <table:table-cell office:value-type="string" calcext:value-type="string">
            <text:p>28: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or T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9:21</text:p>
          </table:table-cell>
          <table:table-cell/>
          <table:table-cell office:value-type="string" calcext:value-type="string">
            <text:p>14:12</text:p>
          </table:table-cell>
          <table:table-cell office:value-type="string" calcext:value-type="string">
            <text:p>15:12</text:p>
          </table:table-cell>
          <table:table-cell/>
          <table:table-cell office:value-type="string" calcext:value-type="string">
            <text:p>26:25</text:p>
          </table:table-cell>
          <table:table-cell office:value-type="string" calcext:value-type="string">
            <text:p>27:25</text:p>
          </table:table-cell>
          <table:table-cell/>
          <table:table-cell office:value-type="string" calcext:value-type="string">
            <text:p>32:12</text:p>
          </table:table-cell>
          <table:table-cell office:value-type="string" calcext:value-type="string">
            <text:p>33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ic Cry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21</text:p>
          </table:table-cell>
          <table:table-cell/>
          <table:table-cell office:value-type="string" calcext:value-type="string">
            <text:p>21:54</text:p>
          </table:table-cell>
          <table:table-cell office:value-type="string" calcext:value-type="string">
            <text:p>22:54</text:p>
          </table:table-cell>
          <table:table-cell/>
          <table:table-cell office:value-type="string" calcext:value-type="string">
            <text:p>33:12</text:p>
          </table:table-cell>
          <table:table-cell office:value-type="string" calcext:value-type="string">
            <text:p>34:12</text:p>
          </table:table-cell>
          <table:table-cell table:number-columns-repeated="9"/>
        </table:table-row>
      </table:table>
      <table:named-expressions/>
      <table:database-ranges>
        <table:database-range table:name="full" table:target-range-address="full.A1:full.L27" table:display-filter-buttons="true">
          <table:sort>
            <table:sort-by table:field-number="10" table:data-type="automatic"/>
          </table:sort>
        </table:database-range>
        <table:database-range table:name="__Anonymous_Sheet_DB__3" table:target-range-address="full.A1:full.L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9:18:55.596000000</meta:creation-date>
    <dc:date>2023-07-11T02:13:53.888000000</dc:date>
    <meta:editing-duration>PT1H52M55S</meta:editing-duration>
    <meta:editing-cycles>28</meta:editing-cycles>
    <meta:generator>LibreOffice/7.5.0.3$Windows_X86_64 LibreOffice_project/c21113d003cd3efa8c53188764377a8272d9d6de</meta:generator>
    <meta:document-statistic meta:table-count="6" meta:cell-count="793" meta:object-count="0"/>
  </office:meta>
</office:document-meta>
</file>